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text-properties fo:language="fr" fo:country="FR"/>
    </style:style>
    <style:style style:name="P5" style:parent-style-name="TM1" style:family="paragraph">
      <style:paragraph-properties>
        <style:tab-stops>
          <style:tab-stop style:type="right" style:leader-style="dotted" style:leader-text="." style:position="6.6861in"/>
        </style:tab-stops>
      </style:paragraph-properties>
    </style:style>
    <style:style style:name="T6" style:parent-style-name="Lienhypertexte" style:family="text">
      <style:text-properties fo:language="fr" fo:country="FR"/>
    </style:style>
    <style:style style:name="P7" style:parent-style-name="TM2" style:family="paragraph">
      <style:paragraph-properties>
        <style:tab-stops>
          <style:tab-stop style:type="right" style:leader-style="dotted" style:leader-text="." style:position="6.5194in"/>
        </style:tab-stops>
      </style:paragraph-properties>
    </style:style>
    <style:style style:name="T8" style:parent-style-name="Lienhypertexte" style:family="text">
      <style:text-properties fo:language="fr" fo:country="FR"/>
    </style:style>
    <style:style style:name="P9" style:parent-style-name="TM2" style:family="paragraph">
      <style:paragraph-properties>
        <style:tab-stops>
          <style:tab-stop style:type="right" style:leader-style="dotted" style:leader-text="." style:position="6.5194in"/>
        </style:tab-stops>
      </style:paragraph-properties>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6.6861in"/>
        </style:tab-stops>
      </style:paragraph-properties>
    </style:style>
    <style:style style:name="T12" style:parent-style-name="Lienhypertexte" style:family="text">
      <style:text-properties fo:language="fr" fo:country="FR"/>
    </style:style>
    <style:style style:name="P13" style:parent-style-name="TM2" style:family="paragraph">
      <style:paragraph-properties>
        <style:tab-stops>
          <style:tab-stop style:type="right" style:leader-style="dotted" style:leader-text="." style:position="6.5194in"/>
        </style:tab-stops>
      </style:paragraph-properties>
    </style:style>
    <style:style style:name="T14" style:parent-style-name="Lienhypertexte" style:family="text">
      <style:text-properties fo:language="fr" fo:country="FR"/>
    </style:style>
    <style:style style:name="P15" style:parent-style-name="TM2" style:family="paragraph">
      <style:paragraph-properties>
        <style:tab-stops>
          <style:tab-stop style:type="right" style:leader-style="dotted" style:leader-text="." style:position="6.5194in"/>
        </style:tab-stops>
      </style:paragraph-properties>
    </style:style>
    <style:style style:name="T16" style:parent-style-name="Lienhypertexte" style:family="text">
      <style:text-properties fo:language="fr" fo:country="FR"/>
    </style:style>
    <style:style style:name="P17" style:parent-style-name="TM1" style:family="paragraph">
      <style:paragraph-properties>
        <style:tab-stops>
          <style:tab-stop style:type="right" style:leader-style="dotted" style:leader-text="." style:position="6.6861in"/>
        </style:tab-stops>
      </style:paragraph-properties>
    </style:style>
    <style:style style:name="T18" style:parent-style-name="Lienhypertexte" style:family="text">
      <style:text-properties fo:language="fr" fo:country="FR"/>
    </style:style>
    <style:style style:name="P19" style:parent-style-name="TM2" style:family="paragraph">
      <style:paragraph-properties>
        <style:tab-stops>
          <style:tab-stop style:type="right" style:leader-style="dotted" style:leader-text="." style:position="6.5194in"/>
        </style:tab-stops>
      </style:paragraph-properties>
    </style:style>
    <style:style style:name="T20" style:parent-style-name="Lienhypertexte" style:family="text">
      <style:text-properties fo:language="fr" fo:country="FR"/>
    </style:style>
    <style:style style:name="P21" style:parent-style-name="TM2" style:family="paragraph">
      <style:paragraph-properties>
        <style:tab-stops>
          <style:tab-stop style:type="right" style:leader-style="dotted" style:leader-text="." style:position="6.5194in"/>
        </style:tab-stops>
      </style:paragraph-properties>
    </style:style>
    <style:style style:name="T22" style:parent-style-name="Lienhypertexte" style:family="text">
      <style:text-properties fo:language="fr" fo:country="FR"/>
    </style:style>
    <style:style style:name="P23" style:parent-style-name="TM2" style:family="paragraph">
      <style:paragraph-properties>
        <style:tab-stops>
          <style:tab-stop style:type="right" style:leader-style="dotted" style:leader-text="." style:position="6.5194in"/>
        </style:tab-stops>
      </style:paragraph-properties>
    </style:style>
    <style:style style:name="T24" style:parent-style-name="Lienhypertexte" style:family="text">
      <style:text-properties fo:language="fr" fo:country="FR"/>
    </style:style>
    <style:style style:name="P25" style:parent-style-name="TM1" style:family="paragraph">
      <style:paragraph-properties>
        <style:tab-stops>
          <style:tab-stop style:type="right" style:leader-style="dotted" style:leader-text="." style:position="6.6861in"/>
        </style:tab-stops>
      </style:paragraph-properties>
    </style:style>
    <style:style style:name="T26" style:parent-style-name="Lienhypertexte" style:family="text">
      <style:text-properties fo:language="fr" fo:country="FR"/>
    </style:style>
    <style:style style:name="P27" style:parent-style-name="TM1" style:family="paragraph">
      <style:paragraph-properties>
        <style:tab-stops>
          <style:tab-stop style:type="right" style:leader-style="dotted" style:leader-text="." style:position="6.6861in"/>
        </style:tab-stops>
      </style:paragraph-properties>
    </style:style>
    <style:style style:name="T28" style:parent-style-name="Lienhypertexte" style:family="text">
      <style:text-properties fo:language="fr" fo:country="FR"/>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text-properties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Titre1" style:family="paragraph">
      <style:text-properties fo:language="fr" fo:country="FR"/>
    </style:style>
    <style:style style:name="P40" style:parent-style-name="Standard"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Titre3"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Titre2"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language="fr" fo:country="FR"/>
    </style:style>
    <style:style style:name="P53" style:parent-style-name="Standard" style:family="paragraph">
      <style:text-properties fo:language="fr" fo:country="FR"/>
    </style:style>
    <style:style style:name="P54" style:parent-style-name="Titre1" style:family="paragraph">
      <style:text-properties fo:language="fr" fo:country="FR"/>
    </style:style>
    <style:style style:name="P55" style:parent-style-name="Normal" style:family="paragraph">
      <style:text-properties fo:language="fr" fo:country="FR"/>
    </style:style>
    <style:style style:name="P56" style:parent-style-name="Titre2"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Standard" style:family="paragraph">
      <style:text-properties fo:language="fr" fo:country="FR"/>
    </style:style>
    <style:style style:name="P61" style:parent-style-name="Titre2"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Titre1" style:family="paragraph">
      <style:text-properties fo:language="fr" fo:country="FR"/>
    </style:style>
    <style:style style:name="P65" style:parent-style-name="Normal" style:family="paragraph">
      <style:text-properties fo:language="fr" fo:country="FR"/>
    </style:style>
    <style:style style:name="P66" style:parent-style-name="Titre2"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Titre2"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Titre2"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Titre1"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Titre1"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Standard" style:family="paragraph">
      <style:text-properties fo:language="fr" fo:country="FR"/>
    </style:style>
    <style:style style:name="P89" style:parent-style-name="Standard" style:family="paragraph">
      <style:text-properties fo:language="fr" fo:country="FR"/>
    </style:style>
  </office:automatic-styles>
  <office:body>
    <office:text text:use-soft-page-breaks="true">
      <text:p text:style-name="P1"/>
      <text:p text:style-name="P2"/>
      <text:p text:style-name="P3">Menu/header :<text:s/></text:p>
      <text:p text:style-name="P4"/>
      <text:p text:style-name="En-têtedetabledesmatières"/>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132789956" office:target-frame-name="_top" xlink:show="replace"><text:span text:style-name="T6">Nos partenaires</text:span><text:tab/>1</text:a></text:p>
          <text:p text:style-name="P7"><text:a xlink:href="#_Toc132789957" office:target-frame-name="_top" xlink:show="replace"><text:span text:style-name="T8">Nos partenaires</text:span><text:tab/>1</text:a></text:p>
          <text:p text:style-name="P9"><text:a xlink:href="#_Toc132789959" office:target-frame-name="_top" xlink:show="replace"><text:span text:style-name="T10">Devenir partenaires</text:span><text:tab/>2</text:a></text:p>
          <text:p text:style-name="P11"><text:a xlink:href="#_Toc132789960" office:target-frame-name="_top" xlink:show="replace"><text:span text:style-name="T12">Inscription</text:span><text:tab/>2</text:a></text:p>
          <text:p text:style-name="P13"><text:a xlink:href="#_Toc132789961" office:target-frame-name="_top" xlink:show="replace"><text:span text:style-name="T14">Tournois alumni</text:span><text:tab/>2</text:a></text:p>
          <text:p text:style-name="P15"><text:a xlink:href="#_Toc132789962" office:target-frame-name="_top" xlink:show="replace"><text:span text:style-name="T16">Page pour les BDS ?</text:span><text:tab/>2</text:a></text:p>
          <text:p text:style-name="P17"><text:a xlink:href="#_Toc132789963" office:target-frame-name="_top" xlink:show="replace"><text:span text:style-name="T18">S’informer</text:span><text:tab/>2</text:a></text:p>
          <text:p text:style-name="P19"><text:a xlink:href="#_Toc132789964" office:target-frame-name="_top" xlink:show="replace"><text:span text:style-name="T20">L’histoire du cartel</text:span><text:tab/>2</text:a></text:p>
          <text:p text:style-name="P21"><text:a xlink:href="#_Toc132789965" office:target-frame-name="_top" xlink:show="replace"><text:span text:style-name="T22">Sport</text:span><text:tab/>2</text:a></text:p>
          <text:p text:style-name="P23"><text:a xlink:href="#_Toc132789966" office:target-frame-name="_top" xlink:show="replace"><text:span text:style-name="T24">IMT atlantique</text:span><text:tab/>2</text:a></text:p>
          <text:p text:style-name="P25"><text:a xlink:href="#_Toc132789967" office:target-frame-name="_top" xlink:show="replace"><text:span text:style-name="T26">Résultat en direct</text:span><text:tab/>2</text:a></text:p>
          <text:p text:style-name="P27"><text:a xlink:href="#_Toc132789968" office:target-frame-name="_top" xlink:show="replace"><text:span text:style-name="T28">Transport / Lieu des épreuves</text:span><text:tab/>2</text:a></text:p>
        </text:index-body>
      </text:table-of-content>
      <text:p text:style-name="Normal"/>
      <text:p text:style-name="P29"/>
      <text:p text:style-name="P30">Page d’acceuil</text:p>
      <text:p text:style-name="P31"/>
      <text:p text:style-name="P32">L’idée serait de mettre en avant ici le fait que c’est les 50 ans, de mettre en timer et d’expliquer vite fait ce qu’est le cartel. L’idée de mettre une vidéo en arrière-plan est je trouve sympa (va-t-on en faire une ?)</text:p>
      <text:p text:style-name="P33"/>
      <text:p text:style-name="P34">Footer :</text:p>
      <text:p text:style-name="P35"/>
      <text:p text:style-name="P36">Pour l’instant j’ai mis juste copyright et les liens vers les réseaux sociaux à voir on pourra rajouter des trucs<text:s/></text:p>
      <text:p text:style-name="P37">Partenaires qui<text:s/>défilent<text:s/>en bas de page ?</text:p>
      <text:p text:style-name="P38"/>
      <text:h text:style-name="P39" text:outline-level="1"><text:bookmark-start text:name="_Toc132789956"/>Nos partenaires<text:bookmark-end text:name="_Toc132789956"/></text:h>
      <text:p text:style-name="P40"/>
      <text:h text:style-name="P41" text:outline-level="2"><text:bookmark-start text:name="_Toc132789957"/>Nos partenaires<text:bookmark-end text:name="_Toc132789957"/><text:s/></text:h>
      <text:p text:style-name="P42"/>
      <text:p text:style-name="P43">Pages qui présentent les partenaires que l’on a.</text:p>
      <text:p text:style-name="P44"/>
      <text:h text:style-name="P45" text:outline-level="3"><text:bookmark-start text:name="_Toc132789016"/><text:bookmark-start text:name="_Toc132789373"/><text:bookmark-start text:name="_Toc132789591"/><text:bookmark-start text:name="_Toc132789717"/><text:bookmark-start text:name="_Toc132789958"/>Mise en page :<text:bookmark-end text:name="_Toc132789016"/><text:bookmark-end text:name="_Toc132789373"/><text:bookmark-end text:name="_Toc132789591"/><text:bookmark-end text:name="_Toc132789717"/><text:bookmark-end text:name="_Toc132789958"/></text:h>
      <text:p text:style-name="P46"/>
      <text:p text:style-name="P47">L’objectif est de présenté les partenaires avec leur logo et les classé un peu suivant leur type (institutionnel etc)</text:p>
      <text:p text:style-name="P48">Logo cliquable renvoie vers leurs site web</text:p>
      <text:p text:style-name="P49"/>
      <text:h text:style-name="P50" text:outline-level="2"><text:bookmark-start text:name="_Toc132789959"/><text:soft-page-break/>Devenir partenaires<text:bookmark-end text:name="_Toc132789959"/></text:h>
      <text:p text:style-name="P51"/>
      <text:p text:style-name="P52">Pour l’instant je ne sais pas trop ce que l’on compte mettre dedans (affichage de la plaquette, truc ecrit pour le site, etc)</text:p>
      <text:p text:style-name="P53"/>
      <text:h text:style-name="P54" text:outline-level="1"><text:bookmark-start text:name="_Toc132789960"/>Inscription<text:bookmark-end text:name="_Toc132789960"/><text:s/></text:h>
      <text:p text:style-name="P55"/>
      <text:h text:style-name="P56" text:outline-level="2"><text:bookmark-start text:name="_Toc132789961"/>Tournois alumni<text:bookmark-end text:name="_Toc132789961"/></text:h>
      <text:p text:style-name="P57"/>
      <text:p text:style-name="P58">Présente le principe (je ne sais pas ce que sais) et donne accès à un formulaire d’inscription<text:s/>et de paiement pour les alumnis</text:p>
      <text:p text:style-name="P59">Solution technique : mangopay ou helloasso (api de paiement gratuit pour les assos suffit de donnée sa déclaration du fait que l’on est une asso)</text:p>
      <text:p text:style-name="P60"/>
      <text:h text:style-name="P61" text:outline-level="2"><text:bookmark-start text:name="_Toc132789962"/>Page pour les BDS ?<text:bookmark-end text:name="_Toc132789962"/></text:h>
      <text:p text:style-name="P62"/>
      <text:p text:style-name="P63"/>
      <text:h text:style-name="P64" text:outline-level="1"><text:bookmark-start text:name="_Toc132789963"/>S’informer<text:bookmark-end text:name="_Toc132789963"/><text:s/></text:h>
      <text:p text:style-name="P65"/>
      <text:h text:style-name="P66" text:outline-level="2"><text:bookmark-start text:name="_Toc132789964"/>L’histoire du cartel<text:bookmark-end text:name="_Toc132789964"/></text:h>
      <text:p text:style-name="P67"/>
      <text:p text:style-name="P68">Présente plus en détail l’histoire du cartel, ce qu’est cet évènement sportif, etc</text:p>
      <text:p text:style-name="P69"/>
      <text:h text:style-name="P70" text:outline-level="2"><text:bookmark-start text:name="_Toc132789965"/>Sport<text:bookmark-end text:name="_Toc132789965"/><text:s/></text:h>
      <text:p text:style-name="P71"/>
      <text:p text:style-name="P72">Affiche les sports et les spécficités nb de joueurs etc</text:p>
      <text:p text:style-name="P73">Sport invité à mettre avec les sports normaux mais après un titre</text:p>
      <text:p text:style-name="P74"/>
      <text:h text:style-name="P75" text:outline-level="2"><text:bookmark-start text:name="_Toc132789966"/>IMT atlantique<text:bookmark-end text:name="_Toc132789966"/></text:h>
      <text:p text:style-name="P76"/>
      <text:p text:style-name="P77">Page qui présente l’école ?</text:p>
      <text:p text:style-name="P78"/>
      <text:h text:style-name="P79" text:outline-level="1"><text:bookmark-start text:name="_Toc132789967"/>Résultat en direct<text:bookmark-end text:name="_Toc132789967"/></text:h>
      <text:p text:style-name="P80"/>
      <text:p text:style-name="P81">A mettre en ligne au commencement de l’event mais j’aimerais bien que les scores soit publié et permettre au gens de savoit ou aller pour supporter son école où aller voir tel match</text:p>
      <text:p text:style-name="P82"/>
      <text:h text:style-name="P83" text:outline-level="1"><text:bookmark-start text:name="_Toc132789968"/>Transport / Lieu des épreuves<text:bookmark-end text:name="_Toc132789968"/></text:h>
      <text:p text:style-name="P84"/>
      <text:p text:style-name="P85">Mettre en place en système pour aider les gens à se rendre au endroit/logement savoir les horaires, etc</text:p>
      <text:p text:style-name="P86"/>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En-têtedetabledesmatières" style:display-name="En-tête de table des matières" style:family="paragraph" style:parent-style-name="Titre1" style:next-style-name="Normal">
      <style:paragraph-properties style:vertical-align="auto" fo:line-height="107%"/>
      <style:text-properties style:font-name-complex="Times New Roman" style:letter-kerning="false" style:font-size-complex="16pt" fo:language="fr" fo:country="FR"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ilian</dc:creator>
    <meta:creation-date>2023-03-20T11:06:00Z</meta:creation-date>
    <dc:date>2023-04-19T07:45:00Z</dc:date>
    <meta:template xlink:href="Normal" xlink:type="simple"/>
    <meta:editing-cycles>21</meta:editing-cycles>
    <meta:editing-duration>PT15240S</meta:editing-duration>
    <meta:document-statistic meta:page-count="2" meta:paragraph-count="5" meta:word-count="434" meta:character-count="2818" meta:row-count="19" meta:non-whitespace-character-count="2389"/>
  </office:meta>
</office:document-meta>
</file>